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1f6b" officeooo:paragraph-rsid="00061f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启动 redis</text:p>
      <text:p text:style-name="P1">sudo redis-server /etc/redis/redis.con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4:04:44.034257316</meta:creation-date>
    <dc:date>2019-09-09T14:05:48.205145081</dc:date>
    <meta:editing-duration>PT1M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6" meta:character-count="48" meta:non-whitespace-character-count="44"/>
  </office:meta>
</office:document-meta>
</file>